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2000000100000A5600000A56F8B1E081.svg" manifest:media-type="image/svg+xml"/>
  <manifest:file-entry manifest:full-path="Pictures/2000000100000A5600000A5688F3F404.svg" manifest:media-type="image/svg+xml"/>
  <manifest:file-entry manifest:full-path="Pictures/2000000100000A5600000A56D495B94C.svg" manifest:media-type="image/svg+xml"/>
  <manifest:file-entry manifest:full-path="Pictures/2000000100000A5600000A56CC73C132.svg" manifest:media-type="image/svg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2b36" draw:textarea-horizontal-align="justify" draw:textarea-vertical-align="middle" draw:auto-grow-height="false"/>
    </style:style>
    <style:style style:name="gr2" style:family="graphic" style:parent-style-name="standard">
      <style:graphic-properties draw:fill-color="#3d8699" draw:textarea-horizontal-align="justify" draw:textarea-vertical-align="top" draw:auto-grow-height="false"/>
    </style:style>
    <style:style style:name="gr3" style:family="graphic" style:parent-style-name="standard">
      <style:graphic-properties draw:fill="solid" draw:fill-color="#ff484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00ff9d" draw:textarea-horizontal-align="justify" draw:textarea-vertical-align="middle" draw:auto-grow-height="false"/>
    </style:style>
    <style:style style:name="gr6" style:family="graphic" style:parent-style-name="standard">
      <style:graphic-properties draw:fill-color="#00ff9d" draw:textarea-horizontal-align="justify" draw:textarea-vertical-align="middle" draw:auto-grow-height="false"/>
    </style:style>
    <style:style style:name="gr7" style:family="graphic" style:parent-style-name="objectwithoutfill">
      <style:graphic-properties svg:stroke-color="#ffffff" draw:marker-end="Rounded_20_short_20_Arrow" draw:marker-end-width="0.3cm" draw:fill="none" draw:textarea-vertical-align="middle"/>
    </style:style>
    <style:style style:name="gr8" style:family="graphic" style:parent-style-name="standard">
      <style:graphic-properties draw:fill="solid" draw:fill-color="#3d8699" draw:textarea-horizontal-align="justify" draw:textarea-vertical-align="top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ctwithoutfill">
      <style:graphic-properties draw:stroke="dash" draw:stroke-dash="Fine_20_Dashed" svg:stroke-color="#ffffff" draw:marker-end="Rounded_20_short_20_Arrow" draw:marker-end-width="0.3cm" draw:fill="none" draw:textarea-vertical-align="middle"/>
    </style:style>
    <style:style style:name="gr11" style:family="graphic" style:parent-style-name="objectwithoutfill">
      <style:graphic-properties draw:stroke="dash" draw:stroke-dash="Fine_20_Dashed" svg:stroke-color="#ffffff" draw:marker-end="Rounded_20_short_20_Arrow" draw:marker-end-width="0.3cm" draw:fill="none" draw:textarea-vertical-align="middle"/>
    </style:style>
    <style:style style:name="gr12" style:family="graphic" style:parent-style-name="standard">
      <style:graphic-properties draw:fill-color="#0ce85d" draw:textarea-horizontal-align="justify" draw:textarea-vertical-align="middle" draw:auto-grow-height="false"/>
    </style:style>
    <style:style style:name="gr13" style:family="graphic" style:parent-style-name="standard">
      <style:graphic-properties draw:fill-color="#3d8699" draw:textarea-horizontal-align="justify" draw:textarea-vertical-align="middle" draw:auto-grow-height="false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objectwithoutfill">
      <style:graphic-properties draw:stroke="dash" draw:stroke-dash="Ultrafine_20_Dashed" svg:stroke-color="#000000" draw:fill="none" draw:textarea-vertical-align="middle"/>
    </style:style>
    <style:style style:name="gr19" style:family="graphic" style:parent-style-name="standard">
      <style:graphic-properties draw:fill-color="#0dceff" draw:textarea-horizontal-align="justify" draw:textarea-vertical-align="middle" draw:auto-grow-height="false"/>
    </style:style>
    <style:style style:name="gr20" style:family="graphic" style:parent-style-name="standard">
      <style:graphic-properties draw:fill-color="#ff6633" draw:textarea-horizontal-align="justify" draw:textarea-vertical-align="middle" draw:auto-grow-height="false"/>
    </style:style>
    <style:style style:name="gr21" style:family="graphic" style:parent-style-name="objectwithoutfill">
      <style:graphic-properties draw:fill="none" draw:textarea-vertical-align="middle"/>
    </style:style>
    <style:style style:name="gr22" style:family="graphic" style:parent-style-name="objectwithoutfill">
      <style:graphic-properties svg:stroke-width="0.152cm" draw:marker-start-width="0.432cm" draw:marker-end-width="0.432cm" draw:fill="none" draw:textarea-vertical-align="middle" fo:padding-top="0.201cm" fo:padding-bottom="0.201cm" fo:padding-left="0.326cm" fo:padding-right="0.32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0cm"/>
    </style:style>
    <style:style style:name="gr24" style:family="graphic" style:parent-style-name="standard">
      <style:graphic-properties draw:fill="solid" draw:fill-color="#e6e64c" draw:textarea-horizontal-align="justify" draw:textarea-vertical-align="bottom" draw:auto-grow-height="false"/>
    </style:style>
    <style:style style:name="gr25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26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7" style:family="graphic" style:parent-style-name="standard">
      <style:graphic-properties draw:fill="solid" draw:fill-color="#ffcc99" draw:textarea-horizontal-align="justify" draw:textarea-vertical-align="middle" draw:auto-grow-height="false" draw:shadow-offset-x="0.203cm" draw:shadow-offset-y="0.203cm"/>
    </style:style>
    <style:style style:name="gr28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29" style:family="graphic" style:parent-style-name="objectwithoutfill">
      <style:graphic-properties draw:marker-end="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style:text-underline-style="solid" style:text-underline-width="auto" style:text-underline-color="font-color"/>
    </style:style>
    <style:style style:name="P3" style:family="paragraph">
      <style:paragraph-properties fo:text-align="center"/>
      <style:text-properties fo:font-size="22pt" fo:font-weight="normal" style:font-size-asian="22pt" style:font-weight-asian="normal" style:font-size-complex="22pt" style:font-weight-complex="normal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color="#ffffff"/>
    </style:style>
    <style:style style:name="P6" style:family="paragraph">
      <style:paragraph-properties fo:text-align="center"/>
      <style:text-properties fo:color="#ffffff"/>
    </style:style>
    <style:style style:name="T1" style:family="text">
      <style:text-properties fo:color="#ffffff" style:text-underline-style="solid" style:text-underline-width="auto" style:text-underline-color="font-color"/>
    </style:style>
    <style:style style:name="T2" style:family="text">
      <style:text-properties fo:font-size="22pt" fo:font-weight="normal" style:font-size-asian="22pt" style:font-weight-asian="normal" style:font-size-complex="22pt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ffffff"/>
    </style:style>
    <style:style style:name="T5" style:family="text">
      <style:text-properties fo:color="#ffffff" fo:font-size="16pt" style:font-size-asian="16pt" style:font-size-complex="16pt"/>
    </style:style>
    <style:style style:name="T6" style:family="text">
      <style:text-properties fo:color="#000000"/>
    </style:style>
    <style:style style:name="T7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18.796cm" svg:x="1cm" svg:y="2.52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1.303cm" svg:x="1.786cm" svg:y="3.032cm">
          <text:p text:style-name="P1"><text:span text:style-name="T1">Current stat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8.509cm" svg:height="1.905cm" svg:x="6.461cm" svg:y="15.224cm">
          <text:p text:style-name="P1"><text:span text:style-name="T2">CDP AP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3.683cm" svg:height="2.54cm" svg:x="3.183cm" svg:y="4.264cm">
          <text:p text:style-name="P1"><text:span text:style-name="T3">TIF-ASC</text:span><text:span text:style-name="T3"><text:line-break/></text:span><text:span text:style-name="T3">BEL 13.06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4" draw:layer="layout" svg:width="5.461cm" svg:height="1.878cm" svg:x="2.394cm" svg:y="7.866cm">
          <text:p text:style-name="P1"><text:span text:style-name="T3">TIF2TTO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draw:layer="layout" svg:width="8.763cm" svg:height="1.651cm" svg:x="6.307cm" svg:y="18.999cm">
          <text:p text:style-name="P1">MULTINET-R CONVERTER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683cm" svg:height="2.54cm" svg:x="3.183cm" svg:y="10.96cm">
          <text:p text:style-name="P1"><text:span text:style-name="T3">Oracle GDF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7" draw:text-style-name="P1" draw:layer="layout" svg:x1="5.088cm" svg:y1="6.804cm" svg:x2="5.088cm" svg:y2="7.858cm">
          <text:p/>
        </draw:line>
        <draw:line draw:style-name="gr7" draw:text-style-name="P1" draw:layer="layout" svg:x1="10.652cm" svg:y1="15.224cm" svg:x2="6.461cm" svg:y2="13.573cm">
          <text:p/>
        </draw:line>
        <draw:line draw:style-name="gr7" draw:text-style-name="P1" draw:layer="layout" svg:x1="10.906cm" svg:y1="17.129cm" svg:x2="10.906cm" svg:y2="18.907cm">
          <text:p/>
        </draw:line>
        <draw:line draw:style-name="gr7" draw:text-style-name="P1" draw:layer="layout" svg:x1="5.038cm" svg:y1="9.803cm" svg:x2="5.038cm" svg:y2="10.857cm">
          <text:p/>
        </draw:line>
        <draw:custom-shape draw:style-name="gr8" draw:text-style-name="P2" draw:layer="layout" svg:width="6.35cm" svg:height="11.303cm" svg:x="13.268cm" svg:y="3.032cm">
          <text:p text:style-name="P1"><text:span text:style-name="T1">Future state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461cm" svg:height="1.878cm" svg:x="13.649cm" svg:y="7.985cm">
          <text:p text:style-name="P1"><text:span text:style-name="T3">SNAPSHOT</text:span></text:p>
          <text:p text:style-name="P1"><text:span text:style-name="T3">MECHANIS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draw:layer="layout" svg:width="3.683cm" svg:height="2.54cm" svg:x="14.665cm" svg:y="4.302cm">
          <text:p text:style-name="P1"><text:span text:style-name="T3">MD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4" draw:layer="layout" svg:width="3.683cm" svg:height="2.54cm" svg:x="14.511cm" svg:y="11.033cm">
          <text:p text:style-name="P1"><text:span text:style-name="T3">Snapshot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7" draw:text-style-name="P1" draw:layer="layout" svg:x1="16.438cm" svg:y1="6.904cm" svg:x2="16.438cm" svg:y2="7.958cm">
          <text:p/>
        </draw:line>
        <draw:line draw:style-name="gr7" draw:text-style-name="P1" draw:layer="layout" svg:x1="16.388cm" svg:y1="9.903cm" svg:x2="16.388cm" svg:y2="10.957cm">
          <text:p/>
        </draw:line>
        <draw:frame draw:style-name="gr9" draw:text-style-name="P5" draw:layer="layout" svg:width="4.761cm" svg:height="0.962cm" svg:x="11.203cm" svg:y="17.526cm">
          <draw:text-box>
            <text:p text:style-name="P1"><text:span text:style-name="T4">TTOM features</text:span></text:p>
          </draw:text-box>
        </draw:frame>
        <draw:line draw:style-name="gr10" draw:text-style-name="P1" draw:layer="layout" svg:x1="9.001cm" svg:y1="8.638cm" svg:x2="12.557cm" svg:y2="8.638cm">
          <text:p text:style-name="P1"/>
          <text:p text:style-name="P1"/>
          <text:p text:style-name="P1"><text:span text:style-name="T5">MILESTONE 3</text:span></text:p>
        </draw:line>
        <draw:line draw:style-name="gr11" draw:text-style-name="P1" draw:layer="layout" svg:x1="10.653cm" svg:y1="15.225cm" svg:x2="15.224cm" svg:y2="13.573cm">
          <text:p/>
        </draw:line>
      </draw:page>
      <draw:page draw:name="page2" draw:style-name="dp1" draw:master-page-name="Default">
        <draw:custom-shape draw:style-name="gr12" draw:text-style-name="P1" draw:layer="layout" svg:width="18.923cm" svg:height="8.763cm" svg:x="1.254cm" svg:y="10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18.923cm" svg:height="5.207cm" svg:x="1.254cm" svg:y="19.161cm">
          <text:p/>
          <draw:enhanced-geometry svg:viewBox="0 0 21600 21600" draw:type="rectangle" draw:enhanced-path="M 0 0 L 21600 0 21600 21600 0 21600 0 0 Z N"/>
        </draw:custom-shape>
        <draw:frame draw:style-name="gr14" draw:text-style-name="P1" draw:layer="layout" svg:width="2.645cm" svg:height="2.645cm" svg:x="2.419cm" svg:y="14.611cm">
          <draw:image xlink:href="Pictures/2000000100000A5600000A5688F3F404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/>
          </draw:image>
        </draw:frame>
        <draw:frame draw:style-name="gr14" draw:text-style-name="P1" draw:layer="layout" svg:width="2.645cm" svg:height="2.645cm" svg:x="5.92cm" svg:y="14.612cm">
          <draw:image xlink:href="Pictures/2000000100000A5600000A5688F3F404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/>
          </draw:image>
        </draw:frame>
        <draw:frame draw:style-name="gr15" draw:text-style-name="P1" draw:layer="layout" svg:width="2.645cm" svg:height="2.645cm" svg:x="9.619cm" svg:y="14.611cm">
          <draw:image xlink:href="Pictures/2000000100000A5600000A5688F3F404.svg" xlink:type="simple" xlink:show="embed" xlink:actuate="onLoad">
            <text:p/>
          </draw:image>
        </draw:frame>
        <draw:frame draw:style-name="gr15" draw:text-style-name="P1" draw:layer="layout" svg:width="2.645cm" svg:height="2.645cm" svg:x="13.12cm" svg:y="14.612cm">
          <draw:image xlink:href="Pictures/2000000100000A5600000A5688F3F404.svg" xlink:type="simple" xlink:show="embed" xlink:actuate="onLoad">
            <text:p/>
          </draw:image>
        </draw:frame>
        <draw:frame draw:style-name="gr15" draw:text-style-name="P1" draw:layer="layout" svg:width="2.645cm" svg:height="2.645cm" svg:x="16.621cm" svg:y="14.613cm">
          <draw:image xlink:href="Pictures/2000000100000A5600000A5688F3F404.svg" xlink:type="simple" xlink:show="embed" xlink:actuate="onLoad">
            <text:p/>
          </draw:image>
        </draw:frame>
        <draw:line draw:style-name="gr16" draw:text-style-name="P1" draw:layer="layout" svg:x1="3.794cm" svg:y1="12.049cm" svg:x2="13.827cm" svg:y2="14.716cm">
          <text:p/>
        </draw:line>
        <draw:line draw:style-name="gr16" draw:text-style-name="P1" draw:layer="layout" svg:x1="7.223cm" svg:y1="12.049cm" svg:x2="10.525cm" svg:y2="14.843cm">
          <text:p/>
        </draw:line>
        <draw:line draw:style-name="gr16" draw:text-style-name="P1" draw:layer="layout" svg:x1="10.779cm" svg:y1="12.049cm" svg:x2="4.302cm" svg:y2="14.589cm">
          <text:p/>
        </draw:line>
        <draw:line draw:style-name="gr16" draw:text-style-name="P1" draw:layer="layout" svg:x1="14.335cm" svg:y1="12.049cm" svg:x2="17.637cm" svg:y2="14.589cm">
          <text:p/>
        </draw:line>
        <draw:line draw:style-name="gr16" draw:text-style-name="P1" draw:layer="layout" svg:x1="17.891cm" svg:y1="12.049cm" svg:x2="7.858cm" svg:y2="14.589cm">
          <text:p/>
        </draw:line>
        <draw:frame draw:style-name="gr14" draw:text-style-name="P1" draw:layer="layout" svg:width="1.905cm" svg:height="1.756cm" svg:x="4.302cm" svg:y="19.564cm">
          <draw:image xlink:href="Pictures/2000000100000A5600000A56CC73C132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><text:span text:style-name="T6">Roads</text:span></text:p>
          </draw:image>
        </draw:frame>
        <draw:frame draw:style-name="gr14" draw:text-style-name="P1" draw:layer="layout" svg:width="2.645cm" svg:height="2.645cm" svg:x="9.912cm" svg:y="20.58cm">
          <draw:image xlink:href="Pictures/2000000100000A5600000A56F8B1E081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><text:span text:style-name="T6">Admin. areas</text:span></text:p>
          </draw:image>
        </draw:frame>
        <draw:frame draw:style-name="gr14" draw:text-style-name="P1" draw:layer="layout" svg:width="2.645cm" svg:height="2.645cm" svg:x="15.246cm" svg:y="19.183cm">
          <draw:image xlink:href="Pictures/2000000100000A5600000A56D495B94C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><text:span text:style-name="T6">Traffic signs</text:span></text:p>
          </draw:image>
        </draw:frame>
        <draw:line draw:style-name="gr17" draw:text-style-name="P1" draw:layer="layout" svg:x1="3.667cm" svg:y1="16.875cm" svg:x2="5.191cm" svg:y2="19.288cm">
          <text:p/>
        </draw:line>
        <draw:line draw:style-name="gr17" draw:text-style-name="P1" draw:layer="layout" svg:x1="7.477cm" svg:y1="16.875cm" svg:x2="10.398cm" svg:y2="20.558cm">
          <text:p/>
        </draw:line>
        <draw:line draw:style-name="gr17" draw:text-style-name="P1" draw:layer="layout" svg:x1="13.827cm" svg:y1="17.256cm" svg:x2="10.398cm" svg:y2="20.558cm">
          <text:p/>
        </draw:line>
        <draw:line draw:style-name="gr17" draw:text-style-name="P1" draw:layer="layout" svg:x1="17.383cm" svg:y1="17.256cm" svg:x2="10.399cm" svg:y2="20.557cm">
          <text:p/>
        </draw:line>
        <draw:line draw:style-name="gr17" draw:text-style-name="P1" draw:layer="layout" svg:x1="10.398cm" svg:y1="17.129cm" svg:x2="5.191cm" svg:y2="19.288cm">
          <text:p/>
        </draw:line>
        <draw:line draw:style-name="gr17" draw:text-style-name="P1" draw:layer="layout" svg:x1="10.399cm" svg:y1="17.129cm" svg:x2="15.478cm" svg:y2="19.923cm">
          <text:p/>
        </draw:line>
        <draw:line draw:style-name="gr18" draw:text-style-name="P1" draw:layer="layout" svg:x1="1.254cm" svg:y1="13.573cm" svg:x2="20.177cm" svg:y2="13.573cm">
          <text:p/>
        </draw:line>
        <draw:custom-shape draw:style-name="gr6" draw:text-style-name="P1" draw:layer="layout" svg:width="8.763cm" svg:height="1.033cm" draw:transform="rotate (-1.57411245237369) translate (21.223cm 10.399cm)">
          <text:p text:style-name="P1">Hadoo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5.199cm" svg:height="1.033cm" draw:transform="rotate (-1.57411245237369) translate (21.211cm 19.163cm)">
          <text:p text:style-name="P1">Local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176cm" svg:height="1.033cm" draw:transform="rotate (-1.57411245237369) translate (1.254cm 10.398cm)">
          <text:p text:style-name="P1">Inpu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5.565cm" svg:height="1.033cm" draw:transform="rotate (-1.57411245237369) translate (1.253cm 13.598cm)">
          <text:p text:style-name="P1">Convers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5.199cm" svg:height="1.033cm" draw:transform="rotate (-1.57411245237369) translate (1.254cm 19.169cm)">
          <text:p text:style-name="P1">Output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17.399cm" svg:height="1.143cm" svg:x="2.024cm" svg:y="10.998cm">
          <text:p/>
          <draw:enhanced-geometry svg:viewBox="0 0 21600 21600" draw:type="rectangle" draw:enhanced-path="M 0 0 L 21600 0 21600 21600 0 21600 0 0 Z N"/>
        </draw:custom-shape>
        <draw:line draw:style-name="gr21" draw:text-style-name="P1" draw:layer="layout" svg:x1="2.018cm" svg:y1="10.998cm" svg:x2="2.018cm" svg:y2="12.141cm">
          <text:p/>
        </draw:line>
        <draw:line draw:style-name="gr21" draw:text-style-name="P1" draw:layer="layout" svg:x1="5.517cm" svg:y1="10.998cm" svg:x2="5.517cm" svg:y2="12.141cm">
          <text:p/>
        </draw:line>
        <draw:line draw:style-name="gr22" draw:text-style-name="P1" draw:layer="layout" svg:x1="5.518cm" svg:y1="10.998cm" svg:x2="5.518cm" svg:y2="12.141cm">
          <text:p/>
        </draw:line>
        <draw:line draw:style-name="gr21" draw:text-style-name="P1" draw:layer="layout" svg:x1="9.017cm" svg:y1="10.998cm" svg:x2="9.017cm" svg:y2="12.141cm">
          <text:p/>
        </draw:line>
        <draw:line draw:style-name="gr22" draw:text-style-name="P1" draw:layer="layout" svg:x1="9.018cm" svg:y1="10.998cm" svg:x2="9.018cm" svg:y2="12.141cm">
          <text:p/>
        </draw:line>
        <draw:line draw:style-name="gr21" draw:text-style-name="P1" draw:layer="layout" svg:x1="12.517cm" svg:y1="10.998cm" svg:x2="12.517cm" svg:y2="12.141cm">
          <text:p/>
        </draw:line>
        <draw:line draw:style-name="gr22" draw:text-style-name="P1" draw:layer="layout" svg:x1="12.518cm" svg:y1="10.998cm" svg:x2="12.518cm" svg:y2="12.141cm">
          <text:p/>
        </draw:line>
        <draw:line draw:style-name="gr21" draw:text-style-name="P1" draw:layer="layout" svg:x1="16.017cm" svg:y1="10.998cm" svg:x2="16.017cm" svg:y2="12.141cm">
          <text:p/>
        </draw:line>
        <draw:line draw:style-name="gr22" draw:text-style-name="P1" draw:layer="layout" svg:x1="16.018cm" svg:y1="10.998cm" svg:x2="16.018cm" svg:y2="12.141cm">
          <text:p/>
        </draw:line>
        <draw:frame draw:style-name="gr23" draw:text-style-name="P5" draw:layer="layout" svg:width="4.761cm" svg:height="0.962cm" svg:x="8.304cm" svg:y="11.16cm">
          <draw:text-box>
            <text:p text:style-name="P5"><text:span text:style-name="T4">TTOM features</text:span></text:p>
          </draw:text-box>
        </draw:frame>
      </draw:page>
      <draw:page draw:name="page3" draw:style-name="dp1" draw:master-page-name="Default">
        <draw:custom-shape draw:style-name="gr24" draw:text-style-name="P4" draw:layer="layout" svg:width="14.224cm" svg:height="10.16cm" svg:x="3.794cm" svg:y="3.667cm"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3">Product Create Job framework (CDP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4" draw:layer="layout" svg:width="12.192cm" svg:height="6.604cm" svg:x="4.81cm" svg:y="6.107cm"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>Physical Model Convert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4" draw:layer="layout" svg:width="4.318cm" svg:height="1.778cm" svg:x="6.334cm" svg:y="9.79cm">
          <text:p text:style-name="P1"><text:span text:style-name="T3">MNR</text:span><text:span text:style-name="T3"><text:line-break/></text:span><text:span text:style-name="T3">Physical Model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7" draw:text-style-name="P4" draw:layer="layout" svg:width="4.318cm" svg:height="2.413cm" svg:x="6.334cm" svg:y="7.377cm">
          <text:p text:style-name="P1"><text:span text:style-name="T7">MNR</text:span></text:p>
          <text:p text:style-name="P1"><text:span text:style-name="T7">Layerprocesso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4" draw:layer="layout" svg:width="4.318cm" svg:height="1.778cm" svg:x="10.906cm" svg:y="9.79cm">
          <text:p text:style-name="P1"><text:span text:style-name="T3">Product X</text:span><text:span text:style-name="T3"><text:line-break/></text:span><text:span text:style-name="T3">Physical Model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7" draw:text-style-name="P4" draw:layer="layout" svg:width="4.318cm" svg:height="2.413cm" svg:x="10.906cm" svg:y="7.377cm">
          <text:p text:style-name="P1"><text:span text:style-name="T7">Product X</text:span></text:p>
          <text:p text:style-name="P1"><text:span text:style-name="T7">Layerprocesso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1" draw:layer="layout" svg:width="12.187cm" svg:height="1.143cm" svg:x="4.815cm" svg:y="3.921cm">
          <text:p text:style-name="P1">TTOM features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1" draw:layer="layout" svg:x1="4.81cm" svg:y1="3.921cm" svg:x2="4.81cm" svg:y2="5.064cm">
          <text:p/>
        </draw:line>
        <draw:custom-shape draw:style-name="gr28" draw:text-style-name="P4" draw:layer="layout" svg:width="4.064cm" svg:height="2.064cm" svg:x="5.445cm" svg:y="15.573cm">
          <text:p text:style-name="P1"><text:span text:style-name="T3">MNR</text:span><text:span text:style-name="T3"><text:line-break/></text:span><text:span text:style-name="T3">Product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8" draw:text-style-name="P4" draw:layer="layout" svg:width="4.064cm" svg:height="2.064cm" svg:x="12.049cm" svg:y="15.446cm">
          <text:p text:style-name="P1"><text:span text:style-name="T3">Product X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line draw:style-name="gr29" draw:text-style-name="P1" draw:layer="layout" svg:x1="10.906cm" svg:y1="5.064cm" svg:x2="10.906cm" svg:y2="6.08cm">
          <text:p/>
        </draw:line>
        <draw:line draw:style-name="gr17" draw:text-style-name="P1" draw:layer="layout" svg:x1="10.906cm" svg:y1="13.827cm" svg:x2="7.477cm" svg:y2="15.478cm">
          <text:p/>
        </draw:line>
        <draw:line draw:style-name="gr17" draw:text-style-name="P1" draw:layer="layout" svg:x1="10.906cm" svg:y1="13.827cm" svg:x2="14.081cm" svg:y2="15.351cm">
          <text:p/>
        </draw:line>
        <draw:line draw:style-name="gr17" draw:text-style-name="P1" draw:layer="layout" svg:x1="10.906cm" svg:y1="6.08cm" svg:x2="8.62cm" svg:y2="7.35cm">
          <text:p/>
        </draw:line>
        <draw:line draw:style-name="gr17" draw:text-style-name="P1" draw:layer="layout" svg:x1="10.906cm" svg:y1="6.08cm" svg:x2="13.065cm" svg:y2="7.3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00008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6-28T09:12:41</meta:creation-date>
    <meta:editing-duration>PT1H52M55S</meta:editing-duration>
    <meta:editing-cycles>5</meta:editing-cycles>
    <meta:generator>LibreOffice/3.5$Linux_X86_64 LibreOffice_project/350m1$Build-2</meta:generator>
    <meta:initial-creator>dierickx </meta:initial-creator>
    <dc:date>2013-07-01T18:01:12</dc:date>
    <dc:creator>dierickx </dc:creator>
    <meta:document-statistic meta:object-count="73"/>
  </office:meta>
</office:document-meta>
</file>